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2.6047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size</text:p>
          </table:table-cell>
          <table:table-cell office:value-type="string">
            <text:p>score</text:p>
          </table:table-cell>
          <table:table-cell office:value-type="string">
            <text:p>top n</text:p>
          </table:table-cell>
          <table:table-cell office:value-type="string">
            <text:p>in regulon count</text:p>
          </table:table-cell>
          <table:table-cell office:value-type="string">
            <text:p>different regulon</text:p>
          </table:table-cell>
        </table:table-row>
        <table:table-row table:style-name="ro1">
          <table:table-cell office:value-type="string">
            <text:p>Top 30 motif</text:p>
          </table:table-cell>
          <table:table-cell office:value-type="float" office:value="2550345">
            <text:p>2550345</text:p>
          </table:table-cell>
          <table:table-cell office:value-type="string">
            <text:p>Top 30 motif crs</text:p>
          </table:table-cell>
          <table:table-cell office:value-type="float" office:value="1000">
            <text:p>1000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Top 30 motif</text:p>
          </table:table-cell>
          <table:table-cell office:value-type="float" office:value="2550345">
            <text:p>2550345</text:p>
          </table:table-cell>
          <table:table-cell office:value-type="string">
            <text:p>Top 30 motif similarity</text:p>
          </table:table-cell>
          <table:table-cell office:value-type="float" office:value="1000">
            <text:p>1000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op 30 motif</text:p>
          </table:table-cell>
          <table:table-cell office:value-type="float" office:value="2550345">
            <text:p>2550345</text:p>
          </table:table-cell>
          <table:table-cell office:value-type="string">
            <text:p>Pcs 216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op 30 motif</text:p>
          </table:table-cell>
          <table:table-cell office:value-type="float" office:value="2550345">
            <text:p>2550345</text:p>
          </table:table-cell>
          <table:table-cell office:value-type="string">
            <text:p>Pcs 1286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op 30 motif with cmb score</text:p>
          </table:table-cell>
          <table:table-cell office:value-type="float" office:value="638731">
            <text:p>638731</text:p>
          </table:table-cell>
          <table:table-cell office:value-type="string">
            <text:p>cmb score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op 30 motif with cmb score</text:p>
          </table:table-cell>
          <table:table-cell office:value-type="float" office:value="638731">
            <text:p>638731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p 30 motif with cmb score</text:p>
          </table:table-cell>
          <table:table-cell office:value-type="float" office:value="638731">
            <text:p>638731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op 10 motif</text:p>
          </table:table-cell>
          <table:table-cell office:value-type="float" office:value="2486865">
            <text:p>2486865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Top 10 motif</text:p>
          </table:table-cell>
          <table:table-cell office:value-type="float" office:value="2486865">
            <text:p>2486865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op 10 motif with cmb score</text:p>
          </table:table-cell>
          <table:table-cell office:value-type="float" office:value="622812">
            <text:p>622812</text:p>
          </table:table-cell>
          <table:table-cell office:value-type="string">
            <text:p>cmb score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op 10 motif with cmb score</text:p>
          </table:table-cell>
          <table:table-cell office:value-type="float" office:value="622812">
            <text:p>622812</text:p>
          </table:table-cell>
          <table:table-cell office:value-type="string">
            <text:p>crs</text:p>
          </table:table-cell>
          <table:table-cell office:value-type="float" office:value="1000">
            <text:p>1000</text:p>
          </table:table-cell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p 10 motif with cmb score</text:p>
          </table:table-cell>
          <table:table-cell office:value-type="float" office:value="622812">
            <text:p>622812</text:p>
          </table:table-cell>
          <table:table-cell office:value-type="string">
            <text:p>similarity</text:p>
          </table:table-cell>
          <table:table-cell office:value-type="float" office:value="1000">
            <text:p>1000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</table:table-row>
        <table:table-row table:style-name="ro2" table:number-rows-repeated="25">
          <table:table-cell table:number-columns-repeated="6"/>
        </table:table-row>
        <table:table-row table:style-name="ro1">
          <table:table-cell office:value-type="string">
            <text:p>crs: co-regulation score</text:p>
          </table:table-cell>
          <table:table-cell table:number-columns-repeated="5"/>
        </table:table-row>
        <table:table-row table:style-name="ro1">
          <table:table-cell office:value-type="string">
            <text:p>similarity: similarity score bwtween two motif</text:p>
          </table:table-cell>
          <table:table-cell table:number-columns-repeated="5"/>
        </table:table-row>
        <table:table-row table:style-name="ro1">
          <table:table-cell office:value-type="string">
            <text:p>pcs: partial correlation score, number is the specise used in the computing of this score</text:p>
          </table:table-cell>
          <table:table-cell table:number-columns-repeated="5"/>
        </table:table-row>
        <table:table-row table:style-name="ro1">
          <table:table-cell office:value-type="string">
            <text:p>cmb score: score from Hongwei's paper</text:p>
          </table:table-cell>
          <table:table-cell table:number-columns-repeated="5"/>
        </table:table-row>
        <table:table-row table:style-name="ro1">
          <table:table-cell office:value-type="string">
            <text:p>pcs score doesn't change with dataset</text:p>
          </table:table-cell>
          <table:table-cell table:number-columns-repeated="5"/>
        </table:table-row>
        <table:table-row table:style-name="ro2" table:number-rows-repeated="104853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4:20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an </meta:initial-creator>
    <meta:creation-date>2013-10-28T10:38:02</meta:creation-date>
    <meta:generator>LibreOffice/4.0.2.2$Linux_X86_64 LibreOffice_project/400m0$Build-2</meta:generator>
    <dc:date>2013-10-28T15:16:38</dc:date>
    <dc:creator>chuan </dc:creator>
    <meta:editing-duration>PT37S</meta:editing-duration>
    <meta:editing-cycles>3</meta:editing-cycles>
    <meta:document-statistic meta:table-count="1" meta:cell-count="83" meta:object-count="0"/>
  </office:meta>
</office:document-meta>
</file>